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739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:\DemoSQuoRE\VISHNU\betarel2\core\src\database\DatabaseResult.cpp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8_4_3</text:p>
          </table:table-cell>
          <table:table-cell table:style-name="ce1" office:value-type="string">
            <text:p>Explicit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statement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C:\DemoSQuoRE\VISHNU\betarel2\core\src\database\DatabaseResult.hpp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:\DemoSQuoRE\VISHNU\betarel2\core\src\database\DatabaseResult.hpp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C:\DemoSQuoRE\VISHNU\betarel2\core\src\database\DbFactory.cpp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>
            <text:p>C:\DemoSQuoRE\VISHNU\betarel2\core\src\database\DbFactory.cpp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5</text:p>
          </table:table-cell>
          <table:table-cell table:style-name="ce1" office:value-type="string">
            <text:p>Throw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break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clauses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C:\DemoSQuoRE\VISHNU\betarel2\core\src\database\DbFactory.hpp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:\DemoSQuoRE\VISHNU\betarel2\core\src\exception\debug.hpp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16_0_6</text:p>
          </table:table-cell>
          <table:table-cell table:style-name="ce1" office:value-type="string">
            <text:p>Parameter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like</text:p>
          </table:table-cell>
          <table:table-cell table:style-name="ce1" office:value-type="string">
            <text:p>macro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exception\FMSVishnuException.cpp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:\DemoSQuoRE\VISHNU\betarel2\core\src\exception\FMSVishnuException.cpp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C:\DemoSQuoRE\VISHNU\betarel2\core\src\exception\InternalVishnuException.cpp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:\DemoSQuoRE\VISHNU\betarel2\core\src\exception\InternalVishnuException.cpp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8_4_3</text:p>
          </table:table-cell>
          <table:table-cell table:style-name="ce1" office:value-type="string">
            <text:p>Explicit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statement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2_7_2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using</text:p>
          </table:table-cell>
          <table:table-cell table:style-name="ce1" office:value-type="string">
            <text:p>C-style</text:p>
          </table:table-cell>
          <table:table-cell table:style-name="ce1" office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2_7_2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using</text:p>
          </table:table-cell>
          <table:table-cell table:style-name="ce1" office:value-type="string">
            <text:p>C-style</text:p>
          </table:table-cell>
          <table:table-cell table:style-name="ce1" office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29">
            <text:p>129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41">
            <text:p>141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56">
            <text:p>156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62">
            <text:p>162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64">
            <text:p>164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2_7_2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using</text:p>
          </table:table-cell>
          <table:table-cell table:style-name="ce1" office:value-type="string">
            <text:p>C-style</text:p>
          </table:table-cell>
          <table:table-cell table:style-name="ce1" office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68">
            <text:p>16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2_7_2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using</text:p>
          </table:table-cell>
          <table:table-cell table:style-name="ce1" office:value-type="string">
            <text:p>C-style</text:p>
          </table:table-cell>
          <table:table-cell table:style-name="ce1" office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core\src\database\main.cpp</text:p>
          </table:table-cell>
          <table:table-cell table:style-name="ce1" office:value-type="float" office:value="183">
            <text:p>183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2_7_2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using</text:p>
          </table:table-cell>
          <table:table-cell table:style-name="ce1" office:value-type="string">
            <text:p>C-style</text:p>
          </table:table-cell>
          <table:table-cell table:style-name="ce1" office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8_4_3</text:p>
          </table:table-cell>
          <table:table-cell table:style-name="ce1" office:value-type="string">
            <text:p>Explicit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statement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0_1_3</text:p>
          </table:table-cell>
          <table:table-cell table:style-name="ce1" office:value-type="string">
            <text:p>Unused</text:p>
          </table:table-cell>
          <table:table-cell table:style-name="ce1" office:value-type="string">
            <text:p>variables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3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MISRA_6_4_1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if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:\DemoSQuoRE\VISHNU\betarel2\core\src\registry\main.cpp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Advisory</text:p>
          </table:table-cell>
          <table:table-cell table:style-name="ce1" office:value-type="string">
            <text:p>MISRA_2_7_3</text:p>
          </table:table-cell>
          <table:table-cell table:style-name="ce1" office:value-type="string">
            <text:p>Commented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sections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C:\DemoSQuoRE\VISHNU\betarel2\core\src\registry\Mapper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</text:p>
          </table:table-cell>
          <table:table-cell office:value-type="string">
            <text:p>in</text:p>
          </table:table-cell>
          <table:table-cell office:value-type="string">
            <text:p>exception</text:p>
          </table:table-cell>
          <table:table-cell table:number-columns-repeated="1017"/>
        </table:table-row>
        <table:table-row table:style-name="ro1">
          <table:table-cell office:value-type="string">
            <text:p>C:\DemoSQuoRE\VISHNU\betarel2\core\src\registry\Mapper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</text:p>
          </table:table-cell>
          <table:table-cell office:value-type="string">
            <text:p>in</text:p>
          </table:table-cell>
          <table:table-cell office:value-type="string">
            <text:p>exception</text:p>
          </table:table-cell>
          <table:table-cell table:number-columns-repeated="1017"/>
        </table:table-row>
        <table:table-row table:style-name="ro1">
          <table:table-cell office:value-type="string">
            <text:p>C:\DemoSQuoRE\VISHNU\betarel2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MapperRegistry.cpp</text:p>
          </table:table-cell>
          <table:table-cell office:value-type="float" office:value="58">
            <text:p>5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pperRegistry.cpp</text:p>
          </table:table-cell>
          <table:table-cell office:value-type="float" office:value="86">
            <text:p>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OracleDatabase.cpp</text:p>
          </table:table-cell>
          <table:table-cell office:value-type="float" office:value="200">
            <text:p>2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database\OracleDatabase.cpp</text:p>
          </table:table-cell>
          <table:table-cell office:value-type="float" office:value="203">
            <text:p>20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database\OracleDatabase.cpp</text:p>
          </table:table-cell>
          <table:table-cell office:value-type="float" office:value="215">
            <text:p>21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database\OracleDatabase.cpp</text:p>
          </table:table-cell>
          <table:table-cell office:value-type="float" office:value="215">
            <text:p>21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1016"/>
        </table:table-row>
        <table:table-row table:style-name="ro1">
          <table:table-cell office:value-type="string">
            <text:p>C:\DemoSQuoRE\VISHNU\betarel2\core\src\database\OracleDatabase.hpp</text:p>
          </table:table-cell>
          <table:table-cell office:value-type="float" office:value="149">
            <text:p>1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database\OracleDatabase.hpp</text:p>
          </table:table-cell>
          <table:table-cell office:value-type="float" office:value="153">
            <text:p>1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TMSVishnuException.h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74">
            <text:p>17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77">
            <text:p>17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0">
            <text:p>180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6">
            <text:p>18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9">
            <text:p>189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2">
            <text:p>19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5">
            <text:p>19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1">
            <text:p>20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4">
            <text:p>20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0">
            <text:p>210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3">
            <text:p>213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9">
            <text:p>219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5">
            <text:p>22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4">
            <text:p>23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50">
            <text:p>2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427">
            <text:p>42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utils\utilVishnu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2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3T12:39:51</dc:date>
    <dc:creator>Ibrahima </dc:creator>
    <meta:editing-duration>PT01H01M05S</meta:editing-duration>
    <meta:editing-cycles>1</meta:editing-cycles>
    <meta:document-statistic meta:table-count="1" meta:cell-count="644" meta:object-count="0"/>
  </office:meta>
</office:document-meta>
</file>